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b5b" officeooo:paragraph-rsid="0011e450"/>
    </style:style>
    <style:style style:name="P2" style:family="paragraph" style:parent-style-name="Standard" style:list-style-name="L2">
      <style:text-properties officeooo:rsid="0012a2ca" officeooo:paragraph-rsid="0012a2ca"/>
    </style:style>
    <style:style style:name="P3" style:family="paragraph" style:parent-style-name="Standard">
      <style:text-properties fo:font-size="20pt" officeooo:rsid="00117b5b" officeooo:paragraph-rsid="00117b5b" style:font-size-asian="20pt" style:font-size-complex="20pt"/>
    </style:style>
    <style:style style:name="P4" style:family="paragraph" style:parent-style-name="Standard">
      <style:text-properties fo:font-size="24pt" officeooo:rsid="00117b5b" officeooo:paragraph-rsid="00117b5b" style:font-size-asian="24pt" style:font-size-complex="24pt"/>
    </style:style>
    <style:style style:name="P5" style:family="paragraph" style:parent-style-name="Standard">
      <style:text-properties fo:font-size="22pt" officeooo:rsid="00117b5b" officeooo:paragraph-rsid="00117b5b" style:font-size-asian="22pt" style:font-size-complex="22pt"/>
    </style:style>
    <style:style style:name="P6" style:family="paragraph" style:parent-style-name="Standard" style:list-style-name="L2">
      <style:text-properties fo:font-size="22pt" officeooo:rsid="00117b5b" officeooo:paragraph-rsid="00117b5b" style:font-size-asian="22pt" style:font-size-complex="22pt"/>
    </style:style>
    <style:style style:name="P7" style:family="paragraph" style:parent-style-name="Standard" style:list-style-name="L2">
      <style:text-properties fo:font-size="22pt" officeooo:rsid="00117b5b" officeooo:paragraph-rsid="0011e450" style:font-size-asian="22pt" style:font-size-complex="22pt"/>
    </style:style>
    <style:style style:name="P8" style:family="paragraph" style:parent-style-name="Standard" style:list-style-name="L2">
      <style:text-properties fo:font-size="22pt" officeooo:paragraph-rsid="00117b5b" style:font-size-asian="22pt" style:font-size-complex="22pt"/>
    </style:style>
    <style:style style:name="P9" style:family="paragraph" style:parent-style-name="Standard" style:list-style-name="L2">
      <style:text-properties fo:font-size="22pt" officeooo:rsid="0011e450" officeooo:paragraph-rsid="0011e450" style:font-size-asian="22pt" style:font-size-complex="22pt"/>
    </style:style>
    <style:style style:name="P10" style:family="paragraph" style:parent-style-name="Title">
      <style:text-properties fo:color="#ce181e" officeooo:paragraph-rsid="0012a2ca"/>
    </style:style>
    <style:style style:name="P11" style:family="paragraph" style:parent-style-name="Title" style:list-style-name="L2">
      <style:text-properties officeooo:paragraph-rsid="0012a2ca"/>
    </style:style>
    <style:style style:name="T1" style:family="text">
      <style:text-properties officeooo:rsid="00117b5b"/>
    </style:style>
    <style:style style:name="T2" style:family="text">
      <style:text-properties fo:font-weight="bold"/>
    </style:style>
    <style:style style:name="T3" style:family="text">
      <style:text-properties officeooo:rsid="0011e450"/>
    </style:style>
    <style:style style:name="T4" style:family="text">
      <style:text-properties officeooo:rsid="0012a2ca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117b5b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officeooo:rsid="00117b5b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117b5b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17b5b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17b5b" style:font-size-asian="12pt" style:font-size-complex="12pt"/>
    </style:style>
    <style:style style:name="T14" style:family="text">
      <style:text-properties fo:font-size="14pt" officeooo:rsid="00117b5b" style:font-size-asian="14pt" style:font-size-complex="14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ce181e"/>
    </style:style>
    <style:style style:name="T17" style:family="text">
      <style:text-properties fo:color="#ce181e" style:text-underline-style="solid" style:text-underline-width="auto" style:text-underline-color="font-color"/>
    </style:style>
    <style:style style:name="T18" style:family="text">
      <style:text-properties fo:color="#ce181e" officeooo:rsid="0012a2ca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officeooo:rsid="00146a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12"><text:s/></text:span><text:span text:style-name="T7">AIDE MEMOIRE GIT &amp; GITHUB</text:span></text:p>
      <text:p text:style-name="Standard"/>
      <text:p text:style-name="Standard"/>
      <text:p text:style-name="P4"><text:span text:style-name="T17">DEFINITION</text:span> </text:p>
      <text:p text:style-name="P4"/>
      <text:p text:style-name="P3"><text:span text:style-name="T2">GitHub</text:span> (exploité sous le nom de <text:span text:style-name="T2">GitHub</text:span>, Inc.) est un service web d'hébergement et de gestion de développement de logiciels, utilisant le logiciel de gestion de versions <text:span text:style-name="T2">Git</text:span>. ... <text:span text:style-name="T2">GitHub</text:span> propose des comptes professionnels payants, ainsi que des comptes gratuits pour les projets de logiciels libres.</text:p>
      <text:p text:style-name="P10"><text:s/><text:span text:style-name="T3">GIT</text:span></text:p>
      <text:p text:style-name="P5"/>
      <text:p text:style-name="P5"/>
      <text:list xml:id="list1016991993" text:style-name="L2">
        <text:list-item>
          <text:p text:style-name="P6">GIT UNIT <text:s/>+ GIT STATUS <text:s/>“POUR LA VERIFICATION ”</text:p>
        </text:list-item>
        <text:list-item>
          <text:p text:style-name="P8"><text:span text:style-name="T1">GIT ADD “ puis ajouté les fichier pour push” </text:span></text:p>
        </text:list-item>
        <text:list-item>
          <text:p text:style-name="P6">GIT COMMIT “NANO’ METTRE LE TITRE OU MODIFIER”</text:p>
        </text:list-item>
        <text:list-item>
          <text:p text:style-name="P7">CONTROL<text:span text:style-name="T3">E X “ ctrl x (pour sortir du NANO ) {YES = entré ou NO = entré}</text:span></text:p>
          <text:p text:style-name="P11"><text:s text:c="3"/><text:span text:style-name="T16"><text:s/>ALLEZ </text:span><text:span text:style-name="T18">sur</text:span><text:span text:style-name="T16"> GITHUG</text:span></text:p>
        </text:list-item>
        <text:list-item>
          <text:p text:style-name="P9">GITHUB “crée un nouveau reposit ” { new reposit }</text:p>
        </text:list-item>
        <text:list-item>
          <text:p text:style-name="P9">RENOMÉ OU DONNER UN NOM AU RIPOSIT <text:s/>“REPOSITORY NAME ”</text:p>
        </text:list-item>
        <text:list-item>
          <text:p text:style-name="P9"><text:soft-page-break/>CREATE REPOSITORY</text:p>
        </text:list-item>
        <text:list-item>
          <text:p text:style-name="P9">COPIER ET COLLER LES “2” LIENS DANS LE TERMINAL<text:span text:style-name="T21">( pour cela faite ‘ctrl+chift+v’</text:span></text:p>
        </text:list-item>
        <text:list-item>
          <text:p text:style-name="P9">ENTRÉ VOTRE USER NAME “ le nom d’ut<text:span text:style-name="T4">i</text:span>lisateur GITHUB”</text:p>
        </text:list-item>
        <text:list-item>
          <text:p text:style-name="P2"><text:span text:style-name="T19">ENTRÉ LE MOT DE PASSE “assuré vous que tout cella soit correct ”</text:span> </text:p>
        </text:list-item>
      </text:list>
      <text:p text:style-name="P1"/>
      <text:p text:style-name="P1"><text:s text:c="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39:51.379158581</meta:creation-date>
    <dc:date>2019-01-22T10:16:10.897724146</dc:date>
    <meta:editing-duration>PT5M18S</meta:editing-duration>
    <meta:editing-cycles>1</meta:editing-cycles>
    <meta:document-statistic meta:table-count="0" meta:image-count="0" meta:object-count="0" meta:page-count="2" meta:paragraph-count="16" meta:word-count="167" meta:character-count="903" meta:non-whitespace-character-count="740"/>
    <meta:generator>LibreOffice/6.0.7.3$Linux_X86_64 LibreOffice_project/00m0$Build-3</meta:generator>
  </office:meta>
</office:document-meta>
</file>